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nux Libertine" svg:font-family="'Linux Libertine', Palatino, 'Palatino Linotype', 'Book Antiqua', Georgia, 'Times New Roman', serif"/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1">
      <style:text-properties style:font-name="Arial"/>
    </style:style>
    <style:style style:name="P5" style:family="paragraph" style:parent-style-name="Standard" style:list-style-name="L1">
      <style:text-properties style:font-name="Arial"/>
    </style:style>
    <style:style style:name="P6" style:family="paragraph" style:parent-style-name="Standard" style:list-style-name="L1">
      <style:text-properties style:font-name="Arial"/>
    </style:style>
    <style:style style:name="P7" style:family="paragraph" style:parent-style-name="Standard" style:list-style-name="L1">
      <style:text-properties style:font-name="Arial"/>
    </style:style>
    <style:style style:name="P8" style:family="paragraph" style:parent-style-name="Standard" style:list-style-name="L1">
      <style:text-properties style:font-name="Arial"/>
    </style:style>
    <style:style style:name="P9" style:family="paragraph" style:parent-style-name="Standard">
      <style:text-properties fo:color="#008000" style:font-name="Arial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margin-left="0in" fo:margin-right="0in" style:line-height-at-least="0.2917in" fo:orphans="2" fo:widows="2" fo:text-indent="0in" style:auto-text-indent="false"/>
    </style:style>
    <style:style style:name="T1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tyle-asian="normal" style:font-size-complex="11pt" style:font-style-complex="normal"/>
    </style:style>
    <style:style style:name="T2" style:family="text">
      <style:text-properties fo:color="#000000" fo:font-size="12pt" style:text-underline-style="none" style:font-size-asian="12pt" style:font-size-complex="12pt"/>
    </style:style>
    <style:style style:name="T3" style:family="text">
      <style:text-properties fo:color="#000000" style:font-name="Arial" fo:font-size="12pt" style:text-underline-style="none" style:font-size-asian="12pt" style:font-size-complex="12pt"/>
    </style:style>
    <style:style style:name="T4" style:family="text">
      <style:text-properties fo:color="#000000" style:font-name="Arial" fo:font-size="15pt" style:text-underline-style="none" style:font-size-asian="15pt" style:font-size-complex="15pt"/>
    </style:style>
    <style:style style:name="T5" style:family="text">
      <style:text-properties style:font-name="Arial" fo:font-size="12pt" style:text-underline-style="none" style:font-size-asian="12pt" style:font-size-complex="12pt"/>
    </style:style>
    <style:style style:name="T6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font-name="Arial" fo:font-size="15pt" style:text-underline-style="none" style:font-size-asian="15pt" style:font-size-complex="15pt"/>
    </style:style>
    <style:style style:name="T8" style:family="text">
      <style:text-properties style:font-name="Arial" fo:font-size="14pt" style:text-underline-style="none" style:font-size-asian="14pt" style:font-size-complex="14pt"/>
    </style:style>
    <style:style style:name="T9" style:family="text">
      <style:text-properties fo:font-size="12pt" style:text-underline-style="none" style:font-size-asian="12pt" style:font-size-complex="12pt"/>
    </style:style>
    <style:style style:name="T10" style:family="text">
      <style:text-properties fo:font-size="11pt" fo:font-style="normal" style:font-size-asian="11pt" style:font-style-asian="normal" style:font-size-complex="11pt" style:font-style-complex="normal"/>
    </style:style>
    <style:style style:name="T11" style:family="text">
      <style:text-properties fo:font-size="14pt" style:text-underline-style="none" style:font-size-asian="14pt" style:font-size-complex="14pt"/>
    </style:style>
    <style:style style:name="T12" style:family="text">
      <style:text-properties style:text-underline-style="none"/>
    </style:style>
    <style:style style:name="T13" style:family="text">
      <style:text-properties fo:font-size="15pt" style:text-underline-style="none" style:font-size-asian="15pt" style:font-size-complex="15pt"/>
    </style:style>
    <style:style style:name="T14" style:family="text">
      <style:text-properties fo:color="#008000" style:font-name="Arial" fo:font-size="15pt" style:text-underline-style="none" style:font-size-asian="15pt" style:font-size-complex="15pt"/>
    </style:style>
    <style:style style:name="T15" style:family="text">
      <style:text-properties fo:color="#008000" style:font-name="Arial" fo:font-size="14pt" style:text-underline-style="none" style:font-size-asian="14pt" style:font-size-complex="14p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a xlink:type="simple" xlink:href="http://www.html5rocks.com/tutorials/"><text:span text:style-name="T14">Research into HTML5</text:span></text:a></text:p>
      <text:p text:style-name="P10"><text:a xlink:type="simple" xlink:href="http://www.html5rocks.com/tutorials/"><text:span text:style-name="T14">Jeremy Cole</text:span></text:a></text:p>
      <text:p text:style-name="P10"><text:a xlink:type="simple" xlink:href="http://www.html5rocks.com/tutorials/"><text:span text:style-name="T14">8 October 2010</text:span></text:a></text:p>
      <text:p text:style-name="Standard"><text:a xlink:type="simple" xlink:href="http://www.html5rocks.com/tutorials/"><text:span text:style-name="T8"/></text:a></text:p>
      <text:p text:style-name="Standard"><text:a xlink:type="simple" xlink:href="http://www.html5rocks.com/tutorials/"><text:span text:style-name="T8"/></text:a></text:p>
      <text:p text:style-name="Standard"><text:a xlink:type="simple" xlink:href="http://www.html5rocks.com/tutorials/"><text:span text:style-name="T8"/></text:a></text:p>
      <text:p text:style-name="Standard"><text:a xlink:type="simple" xlink:href="http://www.html5rocks.com/tutorials/"><text:span text:style-name="T15">So what is HTML5? (in just a few words)</text:span></text:a></text:p>
      <text:p text:style-name="P1"><text:span text:style-name="T9">The idea of HTML5 is to integrates HTML, CSS and javascript to create a rich and exciting user experience while making the job of developing websites easier and more well-organized.</text:span></text:p>
      <text:p text:style-name="P9"><text:span text:style-name="T11"/></text:p>
      <text:p text:style-name="Standard"><text:a xlink:type="simple" xlink:href="http://www.html5rocks.com/tutorials/"><text:span text:style-name="T15">Some features of HTML5</text:span></text:a></text:p>
      <text:list text:style-name="L1">
        <text:list-item>
          <text:p text:style-name="P2"><text:span text:style-name="T9">New tags make page layout much more sensible and meaningful</text:span></text:p>
        </text:list-item>
        <text:list-item>
          <text:p text:style-name="P2"><text:span text:style-name="T9">New form fields improve the usability and functionality of forms</text:span></text:p>
        </text:list-item>
        <text:list-item>
          <text:p text:style-name="P2"><text:span text:style-name="T9">Video tags! Videos (with controls!)can finally be easily embedded directly into a web page</text:span></text:p>
        </text:list-item>
        <text:list-item>
          <text:p text:style-name="P2"><text:span text:style-name="T9">Canvas: you can draw stuff or arrange pics in a defined area using javascript (maybe in 3D in the future)</text:span></text:p>
        </text:list-item>
        <text:list-item>
          <text:p text:style-name="P2"><text:span text:style-name="T9">Columns enable content to easily be layed out in columns</text:span></text:p>
        </text:list-item>
        <text:list-item>
          <text:p text:style-name="P2"><text:span text:style-name="T9">Geolocation: your exact location can be pinpointed (hmmm...)</text:span></text:p>
        </text:list-item>
        <text:list-item>
          <text:p text:style-name="P2"><text:span text:style-name="T9">Plus heaps more...</text:span></text:p>
        </text:list-item>
      </text:list>
      <text:p text:style-name="Standard"><text:a xlink:type="simple" xlink:href="http://www.html5rocks.com/tutorials/"><text:span text:style-name="T8"/></text:a></text:p>
      <text:p text:style-name="Standard"><text:a xlink:type="simple" xlink:href="http://www.html5rocks.com/tutorials/"><text:span text:style-name="T8"/></text:a></text:p>
      <text:p text:style-name="Standard"><text:a xlink:type="simple" xlink:href="http://www.html5rocks.com/tutorials/"><text:span text:style-name="T15">A selection of sites using HTML5</text:span></text:a></text:p>
      <text:p text:style-name="Standard"><text:a xlink:type="simple" xlink:href="http://labs.mandogroup.com/">http://labs.mandogroup.com/</text:a><text:a xlink:type="simple" xlink:href="http://www.html5rocks.com/tutorials/"> </text:a></text:p>
      <text:p text:style-name="P1"><text:span text:style-name="T9">These guys utilize gradients and changing background (and heading) colors</text:span></text:p>
      <text:p text:style-name="P1"><text:span text:style-name="T9"/></text:p>
      <text:p text:style-name="Standard"><text:a xlink:type="simple" xlink:href="http://www.talitapagani.com/">http://www.talitapagani.com/</text:a><text:span text:style-name="T5"> </text:span></text:p>
      <text:p text:style-name="P1"><text:span text:style-name="T9">This site makes good use of the new structural elements such as &lt;section&gt;, &lt;nav&gt;, &lt;article&gt; etc.</text:span></text:p>
      <text:p text:style-name="P1"><text:span text:style-name="T9"/></text:p>
      <text:p text:style-name="Standard"><text:a xlink:type="simple" xlink:href="http://lab.4muladesign.com/dribbble/">http://lab.4muladesign.com/dribbble/</text:a><text:span text:style-name="T5"> </text:span></text:p>
      <text:p text:style-name="P1"><text:span text:style-name="T9">Nice use of vector graphics and structural elements. Also some 3D transforms, tho they don't seem to work in Chrome.</text:span></text:p>
      <text:p text:style-name="Standard"><text:a xlink:type="simple" xlink:href="http://www.html5rocks.com/tutorials/"><text:span text:style-name="T5"/></text:a></text:p>
      <text:p text:style-name="Standard"><text:a xlink:type="simple" xlink:href="http://www.html5rocks.com/tutorials/"><text:span text:style-name="T15">Good reading</text:span></text:a></text:p>
      <text:p text:style-name="P11"><text:a xlink:type="simple" xlink:href="http://www.html5rocks.com/tutorials/"><text:span text:style-name="T3">There's a great book at </text:span></text:a><text:a xlink:type="simple" xlink:href="http://diveintohtml5.org/"><text:span text:style-name="T6">http://diveintohtml5.org/</text:span></text:a><text:span text:style-name="T6"> which elaborates on a selection of HTML5 features.</text:span></text:p>
      <text:p text:style-name="P11"><text:span text:style-name="T6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nux Libertine" svg:font-family="'Linux Libertine', Palatino, 'Palatino Linotype', 'Book Antiqua', Georgia, 'Times New Roman', serif"/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Test User</meta:initial-creator>
    <meta:creation-date>2010-10-08T09:00:05</meta:creation-date>
    <dc:creator>Test User</dc:creator>
    <dc:date>2010-10-08T11:43:01</dc:date>
    <meta:editing-cycles>2</meta:editing-cycles>
    <meta:editing-duration>PT11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206" meta:character-count="1261"/>
  </office:meta>
</office:document-meta>
</file>